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3pt" officeooo:rsid="000091c7" officeooo:paragraph-rsid="000cc0b1" style:font-size-asian="13pt" style:font-size-complex="13pt"/>
    </style:style>
    <style:style style:name="P2" style:family="paragraph" style:parent-style-name="Standard">
      <style:text-properties officeooo:rsid="000091c7" officeooo:paragraph-rsid="000cc0b1"/>
    </style:style>
    <style:style style:name="P3" style:family="paragraph" style:parent-style-name="Standard">
      <style:paragraph-properties fo:text-align="center" style:justify-single-word="false"/>
      <style:text-properties fo:font-size="22pt" fo:font-weight="normal" officeooo:rsid="000091c7" officeooo:paragraph-rsid="000cc0b1" style:font-size-asian="22pt" style:font-weight-asian="normal" style:font-size-complex="22pt" style:font-weight-complex="normal"/>
    </style:style>
    <style:style style:name="P4" style:family="paragraph" style:parent-style-name="Standard">
      <style:text-properties style:font-name="Liberation Serif" fo:font-size="18pt" style:text-underline-style="solid" style:text-underline-width="auto" style:text-underline-color="font-color" fo:font-weight="normal" officeooo:rsid="000334a1" officeooo:paragraph-rsid="000334a1" style:font-size-asian="18pt" style:font-weight-asian="normal" style:font-size-complex="18pt" style:font-weight-complex="normal"/>
    </style:style>
    <style:style style:name="P5" style:family="paragraph" style:parent-style-name="Standard">
      <style:text-properties style:font-name="Liberation Serif" fo:font-weight="normal" officeooo:rsid="000334a1" officeooo:paragraph-rsid="000334a1" style:font-weight-asian="normal" style:font-weight-complex="normal"/>
    </style:style>
    <style:style style:name="P6" style:family="paragraph" style:parent-style-name="Heading_20_3">
      <style:text-properties style:font-name="Liberation Serif" fo:font-weight="bold" officeooo:rsid="000334a1" officeooo:paragraph-rsid="0008ccc5" style:font-weight-asian="bold" style:font-weight-complex="bold"/>
    </style:style>
    <style:style style:name="P7" style:family="paragraph" style:parent-style-name="Heading_20_3">
      <style:text-properties style:font-name="Liberation Serif" fo:font-weight="normal" officeooo:rsid="000334a1" officeooo:paragraph-rsid="0008ccc5" style:font-weight-asian="normal" style:font-weight-complex="normal"/>
    </style:style>
    <style:style style:name="P8" style:family="paragraph" style:parent-style-name="Heading_20_3">
      <style:text-properties officeooo:rsid="000334a1" officeooo:paragraph-rsid="0008ccc5"/>
    </style:style>
    <style:style style:name="P9" style:family="paragraph" style:parent-style-name="Text_20_body">
      <style:paragraph-properties fo:margin-top="0.101cm" fo:margin-bottom="0.347cm" style:contextual-spacing="false"/>
      <style:text-properties style:font-name="Liberation Serif" fo:font-weight="normal" officeooo:rsid="000334a1" officeooo:paragraph-rsid="0008ccc5" style:font-weight-asian="normal" style:font-weight-complex="normal"/>
    </style:style>
    <style:style style:name="P10" style:family="paragraph" style:parent-style-name="Heading_20_3">
      <style:paragraph-properties fo:margin-top="0.046cm" fo:margin-bottom="0.011cm" style:contextual-spacing="false"/>
      <style:text-properties style:font-name="Liberation Serif" fo:font-weight="bold" officeooo:rsid="000334a1" officeooo:paragraph-rsid="0009b6d0" style:font-weight-asian="bold" style:font-weight-complex="bold"/>
    </style:style>
    <style:style style:name="P11" style:family="paragraph" style:parent-style-name="Heading_20_3">
      <style:paragraph-properties fo:margin-top="0cm" fo:margin-bottom="0cm" style:contextual-spacing="false" fo:line-height="100%"/>
      <style:text-properties style:font-name="Liberation Serif" fo:font-weight="normal" officeooo:rsid="000334a1" officeooo:paragraph-rsid="0009b6d0" style:font-weight-asian="normal" style:font-weight-complex="normal"/>
    </style:style>
    <style:style style:name="P12" style:family="paragraph" style:parent-style-name="Heading_20_3">
      <style:paragraph-properties fo:margin-top="0cm" fo:margin-bottom="0cm" style:contextual-spacing="false"/>
      <style:text-properties style:font-name="Liberation Serif" fo:font-weight="normal" officeooo:rsid="000334a1" officeooo:paragraph-rsid="0009b6d0" style:font-weight-asian="normal" style:font-weight-complex="normal"/>
    </style:style>
    <style:style style:name="P13" style:family="paragraph" style:parent-style-name="Text_20_body">
      <style:text-properties style:font-name="Liberation Serif" fo:font-weight="normal" officeooo:rsid="000334a1" officeooo:paragraph-rsid="0009b6d0" style:font-weight-asian="normal" style:font-weight-complex="normal"/>
    </style:style>
    <style:style style:name="P14" style:family="paragraph" style:parent-style-name="Heading_20_3">
      <style:text-properties style:font-name="Liberation Serif" fo:font-weight="bold" officeooo:rsid="000334a1" style:font-weight-asian="bold" style:font-weight-complex="bold"/>
    </style:style>
    <style:style style:name="P15" style:family="paragraph" style:parent-style-name="Text_20_body">
      <style:text-properties style:font-name="Liberation Serif" fo:font-size="14pt" fo:font-weight="normal" officeooo:rsid="000334a1" style:font-size-asian="14pt" style:font-weight-asian="normal" style:font-size-complex="14pt" style:font-weight-complex="normal"/>
    </style:style>
    <style:style style:name="P16" style:family="paragraph" style:parent-style-name="Text_20_body">
      <style:text-properties officeooo:paragraph-rsid="000a3f8d"/>
    </style:style>
    <style:style style:name="P17" style:family="paragraph" style:parent-style-name="Standard">
      <style:text-properties style:font-name="Liberation Serif" fo:font-size="14pt" fo:font-weight="normal" officeooo:rsid="000334a1" officeooo:paragraph-rsid="000334a1" style:font-size-asian="14pt" style:font-weight-asian="normal" style:font-size-complex="14pt" style:font-weight-complex="normal"/>
    </style:style>
    <style:style style:name="P18" style:family="paragraph" style:parent-style-name="Standard">
      <style:text-properties style:font-name="Liberation Serif" fo:font-weight="normal" officeooo:rsid="000334a1" officeooo:paragraph-rsid="000580dc" style:font-weight-asian="normal" style:font-weight-complex="normal"/>
    </style:style>
    <style:style style:name="P19" style:family="paragraph" style:parent-style-name="Standard">
      <style:text-properties style:font-name="Liberation Serif" fo:font-size="18pt" style:text-underline-style="solid" style:text-underline-width="auto" style:text-underline-color="font-color" fo:font-weight="normal" officeooo:rsid="000580dc" officeooo:paragraph-rsid="000580dc" style:font-size-asian="18pt" style:font-weight-asian="normal" style:font-size-complex="18pt" style:font-weight-complex="normal"/>
    </style:style>
    <style:style style:name="P20" style:family="paragraph" style:parent-style-name="Heading_20_3">
      <style:text-properties style:font-name="Liberation Serif" fo:font-weight="bold" officeooo:rsid="000334a1" officeooo:paragraph-rsid="000a3f8d" style:font-weight-asian="bold" style:font-weight-complex="bold"/>
    </style:style>
    <style:style style:name="P21" style:family="paragraph" style:parent-style-name="Heading_20_3">
      <style:text-properties officeooo:rsid="000334a1" officeooo:paragraph-rsid="000a3f8d"/>
    </style:style>
    <style:style style:name="P22" style:family="paragraph" style:parent-style-name="Heading_20_3">
      <style:text-properties style:font-name="Liberation Serif" fo:font-weight="normal" officeooo:rsid="000334a1" officeooo:paragraph-rsid="000a3f8d" style:font-weight-asian="normal" style:font-weight-complex="normal"/>
    </style:style>
    <style:style style:name="P23" style:family="paragraph" style:parent-style-name="Heading_20_3">
      <style:text-properties style:font-name="Liberation Serif" fo:font-weight="normal" officeooo:rsid="000334a1" style:font-weight-asian="normal" style:font-weight-complex="normal"/>
    </style:style>
    <style:style style:name="P24" style:family="paragraph" style:parent-style-name="Text_20_body">
      <style:text-properties style:font-name="Liberation Serif" fo:font-weight="normal" officeooo:rsid="000334a1" officeooo:paragraph-rsid="000a3f8d" style:font-weight-asian="normal" style:font-weight-complex="normal"/>
    </style:style>
    <style:style style:name="P25" style:family="paragraph" style:parent-style-name="Text_20_body">
      <style:text-properties style:font-name="Liberation Serif" fo:font-size="14pt" fo:font-weight="normal" officeooo:rsid="000334a1" officeooo:paragraph-rsid="000a3f8d" style:font-size-asian="14pt" style:font-weight-asian="normal" style:font-size-complex="14pt" style:font-weight-complex="normal"/>
    </style:style>
    <style:style style:name="P26" style:family="paragraph" style:parent-style-name="Text_20_body">
      <style:text-properties style:font-name="Liberation Serif" fo:font-weight="normal" officeooo:rsid="000334a1" officeooo:paragraph-rsid="000dbd99" style:font-weight-asian="normal" style:font-weight-complex="normal"/>
    </style:style>
    <style:style style:name="P27" style:family="paragraph" style:parent-style-name="Text_20_body">
      <style:text-properties style:font-name="Liberation Serif" fo:font-size="14pt" fo:font-weight="bold" officeooo:rsid="000334a1" officeooo:paragraph-rsid="000dbd99" style:font-size-asian="14pt" style:font-weight-asian="bold" style:font-size-complex="14pt" style:font-weight-complex="bold"/>
    </style:style>
    <style:style style:name="P28" style:family="paragraph" style:parent-style-name="Text_20_body">
      <style:text-properties officeooo:rsid="000334a1" officeooo:paragraph-rsid="000dbd99"/>
    </style:style>
    <style:style style:name="P29" style:family="paragraph" style:parent-style-name="Standard">
      <style:text-properties style:font-name="Liberation Serif" fo:font-weight="normal" officeooo:rsid="00053194" officeooo:paragraph-rsid="00053194" style:font-weight-asian="normal" style:font-weight-complex="normal"/>
    </style:style>
    <style:style style:name="P30" style:family="paragraph" style:parent-style-name="Heading_20_3">
      <style:text-properties style:font-name="Liberation Serif" fo:font-weight="bold" officeooo:rsid="00053194" officeooo:paragraph-rsid="00053194" style:font-weight-asian="bold" style:font-weight-complex="bold"/>
    </style:style>
    <style:style style:name="P31" style:family="paragraph" style:parent-style-name="Text_20_body">
      <style:text-properties style:font-name="Liberation Serif" fo:font-size="14pt" fo:font-weight="normal" officeooo:rsid="00053194" officeooo:paragraph-rsid="000b6f52" style:font-size-asian="14pt" style:font-weight-asian="normal" style:font-size-complex="14pt" style:font-weight-complex="normal"/>
    </style:style>
    <style:style style:name="P32" style:family="paragraph" style:parent-style-name="Text_20_body" style:list-style-name="L1">
      <style:text-properties style:font-name="Liberation Serif" fo:font-size="14pt" fo:font-weight="normal" officeooo:rsid="00053194" style:font-size-asian="14pt" style:font-weight-asian="normal" style:font-size-complex="14pt" style:font-weight-complex="normal"/>
    </style:style>
    <style:style style:name="P33" style:family="paragraph" style:parent-style-name="Text_20_body" style:list-style-name="L1">
      <style:text-properties officeooo:rsid="00053194"/>
    </style:style>
    <style:style style:name="P34" style:family="paragraph" style:parent-style-name="Text_20_body">
      <style:text-properties style:font-name="Liberation Serif" fo:font-size="14pt" fo:font-weight="normal" officeooo:rsid="00053194" style:font-size-asian="14pt" style:font-weight-asian="normal" style:font-size-complex="14pt" style:font-weight-complex="normal"/>
    </style:style>
    <style:style style:name="P35" style:family="paragraph" style:parent-style-name="Text_20_body" style:list-style-name="L2">
      <style:text-properties style:font-name="Liberation Serif" fo:font-size="14pt" fo:font-weight="normal" officeooo:rsid="00053194" style:font-size-asian="14pt" style:font-weight-asian="normal" style:font-size-complex="14pt" style:font-weight-complex="normal"/>
    </style:style>
    <style:style style:name="P36" style:family="paragraph" style:parent-style-name="Text_20_body" style:list-style-name="L2">
      <style:text-properties officeooo:rsid="00053194"/>
    </style:style>
    <style:style style:name="P37" style:family="paragraph" style:parent-style-name="Heading_20_3">
      <style:text-properties style:font-name="Liberation Serif" fo:font-size="14pt" fo:font-weight="bold" officeooo:rsid="00053194" officeooo:paragraph-rsid="000b6f52" style:font-size-asian="14pt" style:font-weight-asian="bold" style:font-size-complex="14pt" style:font-weight-complex="bold"/>
    </style:style>
    <style:style style:name="P38" style:family="paragraph" style:parent-style-name="Heading_20_3">
      <style:text-properties style:font-name="Liberation Serif" fo:font-size="14pt" fo:font-weight="normal" officeooo:rsid="00053194" officeooo:paragraph-rsid="000b6f52" style:font-size-asian="14pt" style:font-weight-asian="normal" style:font-size-complex="14pt" style:font-weight-complex="normal"/>
    </style:style>
    <style:style style:name="P39" style:family="paragraph" style:parent-style-name="Standard">
      <style:text-properties style:font-name="Liberation Serif" fo:font-size="18pt" style:text-underline-style="solid" style:text-underline-width="auto" style:text-underline-color="font-color" fo:font-weight="normal" officeooo:rsid="000334a1" officeooo:paragraph-rsid="0006abd4" style:font-size-asian="18pt" style:font-weight-asian="normal" style:font-size-complex="18pt" style:font-weight-complex="normal"/>
    </style:style>
    <style:style style:name="P40" style:family="paragraph" style:parent-style-name="Heading_20_2">
      <style:text-properties style:font-name="Liberation Serif" fo:font-size="14pt" fo:font-weight="bold" officeooo:rsid="00053194" officeooo:paragraph-rsid="00053194" style:font-size-asian="14pt" style:font-weight-asian="bold" style:font-size-complex="14pt" style:font-weight-complex="bold"/>
    </style:style>
    <style:style style:name="P41" style:family="paragraph" style:parent-style-name="Text_20_body">
      <style:text-properties style:font-name="Liberation Serif" fo:font-size="14pt" fo:font-weight="normal" officeooo:rsid="00053194" officeooo:paragraph-rsid="000c3cd4" style:font-size-asian="14pt" style:font-weight-asian="normal" style:font-size-complex="14pt" style:font-weight-complex="normal"/>
    </style:style>
    <style:style style:name="P42" style:family="paragraph" style:parent-style-name="Text_20_body" style:list-style-name="L3">
      <style:text-properties officeooo:rsid="00053194" officeooo:paragraph-rsid="000c3cd4"/>
    </style:style>
    <style:style style:name="P43" style:family="paragraph" style:parent-style-name="Text_20_body" style:list-style-name="L4">
      <style:text-properties style:font-name="Liberation Serif" fo:font-size="14pt" fo:font-weight="normal" officeooo:rsid="00053194" officeooo:paragraph-rsid="000c3cd4" style:font-size-asian="14pt" style:font-weight-asian="normal" style:font-size-complex="14pt" style:font-weight-complex="normal"/>
    </style:style>
    <style:style style:name="P44" style:family="paragraph" style:parent-style-name="Text_20_body" style:list-style-name="L4">
      <style:text-properties officeooo:rsid="00053194" officeooo:paragraph-rsid="000c3cd4"/>
    </style:style>
    <style:style style:name="P45" style:family="paragraph" style:parent-style-name="Heading_20_2">
      <style:text-properties style:font-name="Liberation Serif" fo:font-size="14pt" fo:font-weight="bold" officeooo:rsid="00053194" officeooo:paragraph-rsid="000c3cd4" style:font-size-asian="14pt" style:font-weight-asian="bold" style:font-size-complex="14pt" style:font-weight-complex="bold"/>
    </style:style>
    <style:style style:name="P46" style:family="paragraph" style:parent-style-name="Heading_20_2">
      <style:text-properties style:font-name="Liberation Serif" fo:font-size="14pt" fo:font-weight="normal" officeooo:rsid="00053194" officeooo:paragraph-rsid="000c3cd4" style:font-size-asian="14pt" style:font-weight-asian="normal" style:font-size-complex="14pt" style:font-weight-complex="normal"/>
    </style:style>
    <style:style style:name="P47" style:family="paragraph" style:parent-style-name="Heading_20_2">
      <style:text-properties officeooo:rsid="00053194"/>
    </style:style>
    <style:style style:name="P48" style:family="paragraph" style:parent-style-name="Heading_20_2">
      <style:text-properties style:font-name="Liberation Serif" fo:font-size="14pt" fo:font-weight="bold" officeooo:rsid="00053194" style:font-size-asian="14pt" style:font-weight-asian="bold" style:font-size-complex="14pt" style:font-weight-complex="bold"/>
    </style:style>
    <style:style style:name="P49" style:family="paragraph" style:parent-style-name="Text_20_body">
      <style:text-properties style:font-name="Liberation Serif" fo:font-size="14pt" officeooo:rsid="00053194" officeooo:paragraph-rsid="000cb450" style:font-size-asian="14pt" style:font-size-complex="14pt"/>
    </style:style>
    <style:style style:name="T1" style:family="text">
      <style:text-properties style:text-underline-style="solid" style:text-underline-width="auto" style:text-underline-color="font-color" officeooo:rsid="000cc0b1"/>
    </style:style>
    <style:style style:name="T2" style:family="text">
      <style:text-properties style:text-underline-style="solid" style:text-underline-width="auto" style:text-underline-color="font-color"/>
    </style:style>
    <style:style style:name="T3" style:family="text">
      <style:text-properties officeooo:rsid="0007eb42"/>
    </style:style>
    <style:style style:name="T4" style:family="text">
      <style:text-properties style:font-name="Liberation Serif" fo:font-weight="normal" officeooo:rsid="0007eb42" style:font-weight-asian="normal" style:font-weight-complex="normal"/>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style="italic" fo:font-weight="normal" style:font-style-asian="italic" style:font-weight-asian="normal" style:font-style-complex="italic" style:font-weight-complex="normal"/>
    </style:style>
    <style:style style:name="T7" style:family="text">
      <style:text-properties style:font-name="Liberation Serif" fo:font-weight="normal" officeooo:rsid="0008ccc5" style:font-weight-asian="normal" style:font-weight-complex="normal"/>
    </style:style>
    <style:style style:name="T8" style:family="text">
      <style:text-properties style:font-name="Liberation Serif" fo:font-weight="normal" officeooo:rsid="000fb3dd" style:font-weight-asian="normal" style:font-weight-complex="normal"/>
    </style:style>
    <style:style style:name="T9" style:family="text">
      <style:text-properties style:font-name="Liberation Serif" fo:font-style="italic" fo:font-weight="normal" officeooo:rsid="000dbd99" style:font-style-asian="italic" style:font-weight-asian="normal" style:font-style-complex="italic" style:font-weight-complex="normal"/>
    </style:style>
    <style:style style:name="T10" style:family="text">
      <style:text-properties officeooo:rsid="0009b6d0"/>
    </style:style>
    <style:style style:name="T11" style:family="text">
      <style:text-properties style:font-name="Liberation Serif" fo:font-size="14pt" fo:font-weight="normal" officeooo:rsid="000a3f8d" style:font-size-asian="14pt" style:font-weight-asian="normal" style:font-size-complex="14pt" style:font-weight-complex="normal"/>
    </style:style>
    <style:style style:name="T12" style:family="text">
      <style:text-properties style:font-name="Liberation Serif" fo:font-size="14pt" fo:font-weight="normal" officeooo:rsid="000dbd99" style:font-size-asian="14pt" style:font-weight-asian="normal" style:font-size-complex="14pt" style:font-weight-complex="normal"/>
    </style:style>
    <style:style style:name="T13" style:family="text">
      <style:text-properties fo:font-size="14pt" style:font-size-asian="14pt" style:font-size-complex="14pt"/>
    </style:style>
    <style:style style:name="T14" style:family="text">
      <style:text-properties fo:font-size="14pt" officeooo:rsid="000dbd99"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8pt" style:text-underline-style="solid" style:text-underline-width="auto" style:text-underline-color="font-color" style:font-size-asian="18pt" style:font-size-complex="18pt"/>
    </style:style>
    <style:style style:name="T17" style:family="text">
      <style:text-properties fo:font-size="18pt" style:text-underline-style="solid" style:text-underline-width="auto" style:text-underline-color="font-color" officeooo:rsid="000580dc" style:font-size-asian="18pt" style:font-size-complex="18pt"/>
    </style:style>
    <style:style style:name="T18" style:family="text">
      <style:text-properties officeooo:rsid="000a3f8d"/>
    </style:style>
    <style:style style:name="T19" style:family="text">
      <style:text-properties style:font-name="Liberation Serif" fo:font-weight="normal" officeooo:rsid="000a3f8d" style:font-weight-asian="normal" style:font-weight-complex="normal"/>
    </style:style>
    <style:style style:name="T20" style:family="text">
      <style:text-properties officeooo:rsid="000dbd99"/>
    </style:style>
    <style:style style:name="T21" style:family="text">
      <style:text-properties fo:font-size="14pt" officeooo:rsid="000a3f8d" style:font-size-asian="14pt" style:font-size-complex="14pt"/>
    </style:style>
    <style:style style:name="T22" style:family="text">
      <style:text-properties style:font-name="Liberation Serif" fo:font-size="14pt" fo:font-weight="normal" officeooo:rsid="000b6f52" style:font-size-asian="14pt" style:font-weight-asian="normal" style:font-size-complex="14pt" style:font-weight-complex="normal"/>
    </style:style>
    <style:style style:name="T23" style:family="text">
      <style:text-properties style:font-name="Liberation Serif" fo:font-size="14pt" fo:font-weight="normal" style:font-size-asian="14pt" style:font-weight-asian="normal" style:font-size-complex="14pt" style:font-weight-complex="normal"/>
    </style:style>
    <style:style style:name="T24" style:family="text">
      <style:text-properties officeooo:rsid="000b6f52"/>
    </style:style>
    <style:style style:name="T25" style:family="text">
      <style:text-properties style:font-name="Liberation Serif" fo:font-size="14pt" fo:font-weight="normal" officeooo:rsid="000c3cd4" style:font-size-asian="14pt" style:font-weight-asian="normal" style:font-size-complex="14pt" style:font-weight-complex="normal"/>
    </style:style>
    <style:style style:name="T26" style:family="text">
      <style:text-properties fo:font-style="normal" officeooo:rsid="000b6f52" style:font-style-asian="normal" style:font-style-complex="normal"/>
    </style:style>
    <style:style style:name="T27" style:family="text">
      <style:text-properties fo:font-style="normal" style:font-style-asian="normal" style:font-style-complex="normal"/>
    </style:style>
    <style:style style:name="T28" style:family="text">
      <style:text-properties officeooo:rsid="000fb3dd"/>
    </style:style>
    <style:style style:name="T29" style:family="text">
      <style:text-properties officeooo:rsid="000c3cd4"/>
    </style:style>
    <style:style style:name="T30" style:family="text">
      <style:text-properties style:font-name="Liberation Serif" fo:font-size="14pt" fo:font-weight="normal" officeooo:rsid="000fb3dd" style:font-size-asian="14pt" style:font-weight-asian="normal" style:font-size-complex="14pt" style:font-weight-complex="normal"/>
    </style:style>
    <style:style style:name="T31"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32" style:family="text">
      <style:text-properties style:font-name="Liberation Serif" fo:font-size="14pt" fo:font-weight="bold" style:font-size-asian="14pt" style:font-weight-asian="bold" style:font-size-complex="14pt" style:font-weight-complex="bold"/>
    </style:style>
    <style:style style:name="T33" style:family="text">
      <style:text-properties fo:font-weight="normal" style:font-weight-asian="normal" style:font-weight-complex="normal"/>
    </style:style>
    <style:style style:name="T34" style:family="text">
      <style:text-properties fo:font-weight="normal" officeooo:rsid="000cb450" style:font-weight-asian="normal" style:font-weight-complex="normal"/>
    </style:style>
    <style:style style:name="T35" style:family="text">
      <style:text-properties officeooo:rsid="000cb45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rián Tinaquero Vizoso</text:p>
      <text:p text:style-name="P1">Noel Pan Brea</text:p>
      <text:p text:style-name="P2"/>
      <text:p text:style-name="P2"/>
      <text:p text:style-name="P2"/>
      <text:p text:style-name="P3"><text:span text:style-name="T1">MAAA II</text:span><text:span text:style-name="T2">: PRÁCTICA </text:span><text:span text:style-name="T1">2</text:span></text:p>
      <text:p text:style-name="P4"/>
      <text:p text:style-name="P4"/>
      <text:p text:style-name="P4"/>
      <text:p text:style-name="P4">EJERCICIO 1</text:p>
      <text:p text:style-name="P5"/>
      <text:h text:style-name="P6" text:outline-level="3">a. ¿Qué red has escogido? ¿Por qué? ¿Cómo la has entrenado?</text:h>
      <text:h text:style-name="P7" text:outline-level="3"><text:span text:style-name="T3">Hemos</text:span> escogido una Red Neuronal Convolucional (CNN) profunda con una estructura de bloques. Utiliza 5 capas convolucionales distribuidas en tres bloques <text:span text:style-name="T3">cuya profundidad va aumentando</text:span> (64, 128 y 256 filtros), seguidas de una etapa de clasificación densa.</text:h>
      <text:h text:style-name="P8" text:outline-level="3"><text:span text:style-name="T4">Por que e</text:span><text:span text:style-name="T5">sta arquitectura es ideal para procesamiento de imágenes (dado el </text:span><text:span text:style-name="Source_20_Text"><text:span text:style-name="T6">input_shape</text:span></text:span><text:span text:style-name="T5"> de 32x32) </text:span><text:span text:style-name="T4">ya que además i</text:span><text:span text:style-name="T5">ncluye técnicas </text:span><text:span text:style-name="T4">de </text:span><text:span text:style-name="T5">regularización </text:span><text:span text:style-name="T7">como </text:span><text:span text:style-name="T5">BatchNormalization </text:span><text:span text:style-name="T7">(p</text:span><text:span text:style-name="T5">ara acelerar el entrenamiento y estabilizar el aprendizaje</text:span><text:span text:style-name="T7">), </text:span><text:span text:style-name="T5">Dropout </text:span><text:span text:style-name="T7">(e</text:span><text:span text:style-name="T5">n niveles progresivos (0.2 a 0.5) para reducir el sobreajuste</text:span><text:span text:style-name="T7"> o </text:span><text:span text:style-name="T5">MaxPooling </text:span><text:span text:style-name="T7">(p</text:span><text:span text:style-name="T5">ara reducir la dimensionalidad espacial.</text:span><text:span text:style-name="T7">)</text:span></text:h>
      <text:h text:style-name="P8" text:outline-level="3"><text:span text:style-name="T5">El modelo se ha entrenado usando el optimizador Adam con una tasa de aprendizaje de 0.001. Se ejecutó durante 50 </text:span><text:span text:style-name="T8">epoch</text:span><text:span text:style-name="T5">s con un tamaño de lote (</text:span><text:span text:style-name="T6">batch</text:span><text:span text:style-name="T9">_</text:span><text:span text:style-name="T6">size</text:span><text:span text:style-name="T5">) de 64. La función de pérdida utilizada fue </text:span><text:span text:style-name="T7">S</text:span><text:span text:style-name="Source_20_Text"><text:span text:style-name="T5">parse </text:span></text:span><text:span text:style-name="Source_20_Text"><text:span text:style-name="T7">C</text:span></text:span><text:span text:style-name="Source_20_Text"><text:span text:style-name="T5">ategorical </text:span></text:span><text:span text:style-name="Source_20_Text"><text:span text:style-name="T7">C</text:span></text:span><text:span text:style-name="Source_20_Text"><text:span text:style-name="T5">rossentropy</text:span></text:span><text:span text:style-name="T5">.</text:span></text:h>
      <text:p text:style-name="P9"/>
      <text:h text:style-name="P10" text:outline-level="3">b. ¿Cuál es el rendimiento del modelo en entrenamiento? ¿Y en prueba?</text:h>
      <text:h text:style-name="P11" text:outline-level="3">Rendimiento en Entrenamiento: Accuracy: 91.61% (0.9161), Loss: 0.2676</text:h>
      <text:h text:style-name="P12" text:outline-level="3">Rendimiento en Prueba: Accuracy: 40.56% (0.4056), Loss: 3.2347</text:h>
      <text:p text:style-name="P13"/>
      <text:h text:style-name="P14" text:outline-level="3">c. ¿Qué conclusiones sacas de los resultados detallados en el punto anterior?</text:h>
      <text:p text:style-name="P15">La conclusión principal es que el modelo sufre de <text:span text:style-name="T10">overfitting</text:span>, <text:span text:style-name="T10">puesto que h</text:span>ay <text:span text:style-name="T10">bastante diferencia </text:span>entre la precisión de entrenamiento (91%) y la de prueba (40%). Esto indica que el modelo ha memorizado los datos de entrenamiento <text:span text:style-name="T10">y no logra generalizar correctamente.</text:span></text:p>
      <text:p text:style-name="P16"><text:span text:style-name="T11">Sin embargo, </text:span><text:span text:style-name="T12">digamos que e</text:span><text:span text:style-name="T11">s </text:span><text:span text:style-name="T12">algo</text:span><text:span text:style-name="T11"> necesaria una red compleja </text:span><text:span text:style-name="T12">en este Ejercicio1 </text:span><text:span text:style-name="T11">aunque sobreentrene, porque </text:span><text:span text:style-name="T12">l</text:span><text:span text:style-name="T11">os siguientes apartados </text:span><text:span text:style-name="T12">son de </text:span><text:span text:style-name="T13">mayor complejidad, </text:span><text:span text:style-name="T14">y </text:span><text:span text:style-name="T13">la </text:span><text:soft-page-break/><text:span text:style-name="T13">arquitectura del </text:span><text:span text:style-name="T15">Autoencoder</text:span><text:span text:style-name="T13"> deberá alinearse con la de la </text:span><text:span text:style-name="T15">CNN</text:span><text:span text:style-name="T13">, asegurando así que el modelo tiene la capacidad de representación suficiente.</text:span></text:p>
      <text:p text:style-name="P17"/>
      <text:p text:style-name="P5"/>
      <text:p text:style-name="P5"/>
      <text:p text:style-name="P5"/>
      <text:p text:style-name="P18"><text:span text:style-name="T16">EJERCICIO </text:span><text:span text:style-name="T17">2</text:span></text:p>
      <text:p text:style-name="P19"/>
      <text:h text:style-name="P20" text:outline-level="3"><text:span text:style-name="T18">a</text:span>. ¿Qué parámetros has definido para el entrenamiento?</text:h>
      <text:h text:style-name="P21" text:outline-level="3"><text:span text:style-name="T5">Umbral de confianza (</text:span><text:span text:style-name="Source_20_Text"><text:span text:style-name="T6">thresh</text:span></text:span><text:span text:style-name="T5">): Establecido en 0.9. Solo las predicciones sobre datos no etiquetados con una probabilidad superior al 90% se incorporan al conjunto de entrenamiento de la siguiente iteración.</text:span></text:h>
      <text:h text:style-name="P21" text:outline-level="3"><text:span text:style-name="T5">Iteraciones de </text:span><text:span text:style-name="T19">autoaprendizaje</text:span><text:span text:style-name="T5"> (</text:span><text:span text:style-name="Source_20_Text"><text:span text:style-name="T6">train_epochs</text:span></text:span><text:span text:style-name="T5">): 5 ciclos de re-etiquetado.</text:span></text:h>
      <text:h text:style-name="P22" text:outline-level="3"><text:span text:style-name="T18">Epochs</text:span> de entrenamiento por ciclo: 20 <text:span text:style-name="T18">epochs</text:span> en cada iteración.</text:h>
      <text:h text:style-name="P22" text:outline-level="3">Batch size: 128.</text:h>
      <text:h text:style-name="P22" text:outline-level="3">Optimizador: Adam con una tasa de aprendizaje de 0.001.</text:h>
      <text:h text:style-name="P23" text:outline-level="3"/>
      <text:h text:style-name="P20" text:outline-level="3">b. ¿Cuál es el rendimiento del modelo en entrenamiento? ¿Y en prueba?</text:h>
      <text:h text:style-name="P22" text:outline-level="3">Rendimiento en Entrenamiento: Accuracy: 88.88%, Loss: 0.4908.</text:h>
      <text:h text:style-name="P22" text:outline-level="3">Rendimiento en Prueba: Accuracy: 13.62% (0.1362), Loss: 4.4589.</text:h>
      <text:p text:style-name="P24"/>
      <text:h text:style-name="P14" text:outline-level="3">c. ¿Se mejoran los resultados obtenidos en el Ejercicio 1?</text:h>
      <text:p text:style-name="P25">No, los resultados han empeorad<text:span text:style-name="T18">o.</text:span></text:p>
      <text:p text:style-name="P25">En el Ejercicio 1 (Supervisado), <text:span text:style-name="T20">obtuvimos</text:span> un 40.56% de precisión en test.</text:p>
      <text:p text:style-name="P25">En este ejercicio (Self-Training), la precisión ha caído al 13.62%.</text:p>
      <text:p text:style-name="P26"><text:span text:style-name="T13">Aunque el modelo </text:span><text:span text:style-name="T21">cree</text:span><text:span text:style-name="T13"> que lo está haciendo muy bien en entrenamiento (89%), su capacidad real para clasificar imágenes que no conoce ha bajado.</text:span></text:p>
      <text:p text:style-name="P27">d. ¿Qué conclusiones sacas de los resultados detallados en los puntos anteriores?</text:p>
      <text:p text:style-name="P28"><text:span text:style-name="T22">El autoaprendizaje está siendo contraproducente, ya que e</text:span><text:span text:style-name="T23">l modelo está prediciendo etiquetas erróneas en los datos no etiquetados </text:span><text:span text:style-name="T22">aun </text:span><text:span text:style-name="T23">pasando el umbral de 0.9, y luego </text:span><text:soft-page-break/><text:span text:style-name="T23">se entrena a sí mismo sobre esos errores. Esto se nota porque la precisión de test no sube significativamente entre ciclos.</text:span></text:p>
      <text:h text:style-name="P22" text:outline-level="3"><text:span text:style-name="T24">E</text:span>l modelo <text:span text:style-name="T24">debe </text:span>est<text:span text:style-name="T24">ar</text:span> <text:span text:style-name="T24">memorizando</text:span> etiquetas inventadas por él mismo que son incorrectas. Por eso, mientras que la precisión de entrenamiento parece alta, la realidad en test es que el modelo no ha aprendido <text:span text:style-name="T24">a diferenciar realmente</text:span> las 100 clases.</text:h>
      <text:h text:style-name="P22" text:outline-level="3">Para un dataset complejo como CIFAR-100, el <text:span text:style-name="T24">autoaprendizaje</text:span> requiere una arquitectura mucho más robusta o un conjunto inicial de datos etiquetados mayor para que la <text:span text:style-name="T24">su funcionamiento sea productivo</text:span>.</text:h>
      <text:p text:style-name="P24"/>
      <text:p text:style-name="P24"/>
      <text:p text:style-name="P24"/>
      <text:p text:style-name="P5"/>
      <text:p text:style-name="P18"><text:span text:style-name="T16">EJERCICIO </text:span><text:span text:style-name="T17">3</text:span></text:p>
      <text:p text:style-name="P29"/>
      <text:h text:style-name="P30" text:outline-level="3">a. ¿Cuál es la arquitectura del modelo? ¿Y sus hiperparámetros?</text:h>
      <text:p text:style-name="P31"><text:span text:style-name="T24">El modelo</text:span> se divide en dos componentes principales:</text:p>
      <text:p text:style-name="P31"><text:tab/>Autoencoder (<text:span text:style-name="T24">e</text:span>ncoder + <text:span text:style-name="T24">d</text:span>ecoder):</text:p>
      <text:list text:style-name="L1">
        <text:list-item>
          <text:list>
            <text:list-header>
              <text:p text:style-name="P32">Encoder: 5 capas convolucionales con filtros crecientes (64, 128, 256), BatchNormalization y Dropout. Reduce la imagen a un espacio latente <text:span text:style-name="T24">(code)</text:span> de 4x4x256.</text:p>
              <text:p text:style-name="P33"><text:span text:style-name="T23">Decoder: Realiza el proceso inverso mediante </text:span><text:span text:style-name="Source_20_Text"><text:span text:style-name="T23">UpSampling2D</text:span></text:span><text:span text:style-name="T23"> </text:span><text:span text:style-name="T25">y</text:span><text:span text:style-name="T23">convoluciones para reconstruir la imagen original (32x32x3) usando una activación </text:span><text:span text:style-name="Source_20_Text"><text:span text:style-name="T23">sigmoid</text:span></text:span><text:span text:style-name="T23"> al final.</text:span></text:p>
            </text:list-header>
          </text:list>
          <text:p text:style-name="P32">Clasificador:</text:p>
          <text:list text:continue-numbering="true">
            <text:list-header>
              <text:p text:style-name="P33"><text:span text:style-name="T23">Una red densa sencilla que toma el código (4x4x256), lo aplana (</text:span><text:span text:style-name="Source_20_Text"><text:span text:style-name="T23">Flatten</text:span></text:span><text:span text:style-name="T23">) y pasa por una capa oculta de 512 neuronas con Dropout (0.5) antes de la salida de 100 clases.</text:span></text:p>
            </text:list-header>
          </text:list>
        </text:list-item>
      </text:list>
      <text:p text:style-name="P34">Hiperparámetros:</text:p>
      <text:list text:style-name="L2">
        <text:list-header>
          <text:p text:style-name="P35">Autoencoder: 5 <text:span text:style-name="T24">epochs</text:span>, batch size de 128, optimizador Adam, función de pérdida MSE (Mean Squared Error) para comparar píxel a píxel.</text:p>
          <text:p text:style-name="P36"><text:span text:style-name="T23">Clasificador: 10 </text:span><text:span text:style-name="T22">epochs</text:span><text:span text:style-name="T23">, batch size de 128, optimizador Adam, función de pérdida </text:span><text:span text:style-name="Source_20_Text"><text:span text:style-name="T22">Sparse Categorical Cross Entropy</text:span></text:span><text:span text:style-name="T23">.</text:span></text:p>
        </text:list-header>
      </text:list>
      <text:h text:style-name="P37" text:outline-level="3"><text:soft-page-break/>b. ¿Cuál es el rendimiento del modelo en entrenamiento? ¿Y en prueba?</text:h>
      <text:h text:style-name="P38" text:outline-level="3">Entrenamiento: <text:span text:style-name="T24">El </text:span>clasificador alcanzó una precisión del 66.82% sobre las representaciones extraídas por el encoder.</text:h>
      <text:h text:style-name="P38" text:outline-level="3">Prueba: La precisión final obtenida es del 23.37% (0.2337).</text:h>
      <text:h text:style-name="P37" text:outline-level="3">c. ¿Se mejoran los resultados obtenidos en los Ejercicios 1 y 2?</text:h>
      <text:h text:style-name="P38" text:outline-level="3">Respecto al Ejercicio 1 (40.56%): No mejora. El modelo puramente supervisado con todos los datos sigue siendo superior.</text:h>
      <text:h text:style-name="P38" text:outline-level="3">Respecto al Ejercicio 2 (13.62%): Sí mejora. El uso de un autoencoder para extraer características ha resultado ser mucho más estable y efectivo que el <text:span text:style-name="T26">autoaprendizaje</text:span><text:span text:style-name="T27"> </text:span>del ejercicio anterior, que se <text:span text:style-name="T24">autosaboteaba</text:span> con sus propias predicciones erróneas.</text:h>
      <text:h text:style-name="P37" text:outline-level="3">d. ¿Qué conclusiones sacas de los resultados detallados en los puntos anteriores?</text:h>
      <text:h text:style-name="P38" text:outline-level="3">El autoencoder ha aprendido a comprimir la información de los datos no etiquetados (reducción de loss de 0.58 a 0.54), pero 5 <text:span text:style-name="T28">epochs</text:span> de entrenamiento son muy pocas para que el encoder aprenda características visuales realmente <text:span text:style-name="T24">determinantes</text:span> para 100 clases distintas.</text:h>
      <text:h text:style-name="P38" text:outline-level="3">A<text:span text:style-name="T24">l menos, a</text:span> diferencia del Ejercicio 2, este método no inventa etiquetas. Aprende la estructura de las imágenes primero. Por eso, aunque tiene menos precisión que el Ejercicio 1, no colapsa como el Ejercicio 2.</text:h>
      <text:h text:style-name="P38" text:outline-level="3"><text:span text:style-name="T24">Además, el</text:span> paso de 66% en entrenamiento a 23% en test indica que el clasificador se está sobreajustando a las características específicas que el encoder extrajo del set de entrenamiento.</text:h>
      <text:h text:style-name="P38" text:outline-level="3"><text:span text:style-name="T24">Cabe recalcar</text:span> autoencoder es extremadamente costoso de entrenar, lo que hace que sea difícil iterar para buscar mejores hiperparámetros sin una gran potencia de cómputo.</text:h>
      <text:p text:style-name="P29"/>
      <text:p text:style-name="P29"/>
      <text:p text:style-name="P39">EJERCICIO <text:span text:style-name="T24">4</text:span></text:p>
      <text:h text:style-name="P40" text:outline-level="2">a. ¿Cuál es la arquitectura del modelo? ¿Y sus hiperparámetros?</text:h>
      <text:p text:style-name="P41"><text:span text:style-name="T29">Es un modelo multitarea</text:span> diseñado para aprendizaje semisupervisado.</text:p>
      <text:p text:style-name="P41"><text:tab/>Arquitectura:</text:p>
      <text:list text:style-name="L3">
        <text:list-header>
          <text:p text:style-name="P42"><text:span text:style-name="T23">Encoder: 5 capas convolucionales con filtros crecientes (64, 64, 128, 128, 256). Utiliza </text:span><text:span text:style-name="Source_20_Text"><text:span text:style-name="T23">BatchNormalization</text:span></text:span><text:span text:style-name="T23"> para </text:span><text:span text:style-name="T25">dar </text:span><text:span text:style-name="T23">estabilidad y </text:span><text:span text:style-name="Source_20_Text"><text:span text:style-name="T23">MaxPooling2D</text:span></text:span><text:span text:style-name="T23"> para reducir la dimensionalidad. Incluye </text:span><text:span text:style-name="Source_20_Text"><text:span text:style-name="T23">Dropout</text:span></text:span><text:span text:style-name="T23"> (0.2 y 0.3) para evitar el sobreajuste.</text:span></text:p>
          <text:p text:style-name="P42"><text:soft-page-break/><text:span text:style-name="T23">Decoder: Realiza el proceso inverso mediante </text:span><text:span text:style-name="Source_20_Text"><text:span text:style-name="T23">UpSampling2D</text:span></text:span><text:span text:style-name="T23"> y convoluciones para reconstruir la imagen original (32×32×3). Usa una activación </text:span><text:span text:style-name="Source_20_Text"><text:span text:style-name="T23">sigmoid</text:span></text:span><text:span text:style-name="T23"> al final.</text:span></text:p>
          <text:p text:style-name="P42"><text:span text:style-name="T23">Clasificador: Se conecta al cuello de botella (code) del encoder. Usa </text:span><text:span text:style-name="Source_20_Text"><text:span text:style-name="T23">GlobalAveragePooling2D</text:span></text:span><text:span text:style-name="T23">, una capa densa de 512 neuronas y una salida </text:span><text:span text:style-name="Source_20_Text"><text:span text:style-name="T23">softmax</text:span></text:span><text:span text:style-name="T23"> para las 100 clases.</text:span></text:p>
        </text:list-header>
      </text:list>
      <text:p text:style-name="P41"><text:tab/>Hiperparámetros:</text:p>
      <text:list text:style-name="L4">
        <text:list-header>
          <text:p text:style-name="P43">Optimizador: Adam.</text:p>
          <text:p text:style-name="P43">Funciones de pérdida: MSE (decodificación) y Sparse Categorical Crossentropy (clasificación).</text:p>
          <text:p text:style-name="P44"><text:span text:style-name="T23">Pesos: Un ratio </text:span><text:span text:style-name="T25">de </text:span><text:span text:style-name="T23">10:1 a favor de la clasificación (</text:span><text:span text:style-name="Source_20_Text"><text:span text:style-name="T23">classification: 5.0</text:span></text:span><text:span text:style-name="T23"> vs </text:span><text:span text:style-name="Source_20_Text"><text:span text:style-name="T23">decoding: 0.5</text:span></text:span><text:span text:style-name="T23">). </text:span><text:span text:style-name="T25">Debido a la menor proporción entre la cantidad de datos etiquetados y no etiquetados. </text:span><text:span text:style-name="T23">Us</text:span><text:span text:style-name="T30">amos también</text:span><text:span text:style-name="T23"> </text:span><text:span text:style-name="Source_20_Text"><text:span text:style-name="T31">sample_weight</text:span></text:span><text:span text:style-name="T23"> para ignorar las etiquetas de los datos no etiquetados (peso 0) y dar prioridad a los etiquetados (peso 2).</text:span></text:p>
          <text:p text:style-name="P44"><text:span text:style-name="T23">15 </text:span><text:span text:style-name="T25">epoch</text:span><text:span text:style-name="T23">s </text:span><text:span text:style-name="T25">y</text:span><text:span text:style-name="T23"> batch size de 256.</text:span></text:p>
        </text:list-header>
      </text:list>
      <text:h text:style-name="P45" text:outline-level="2">b. ¿Cuál es el rendimiento del modelo en entrenamiento? ¿Y en prueba?</text:h>
      <text:h text:style-name="P46" text:outline-level="2">Entrenamiento: El rendimiento en la rama de decodificación suele ser bueno (el MSE baja rápido), pero en clasificación el accuracy <text:span text:style-name="T29">es más</text:span> modesto debido a las pocas <text:span text:style-name="T29">epochs</text:span> y la dificultad de CIFAR-100.</text:h>
      <text:h text:style-name="P46" text:outline-level="2">Prueba: <text:span text:style-name="T29">Es muy </text:span>bajo <text:span text:style-name="T29">(10% de accuracy).También es cierto que e</text:span>l éxito aquí no es el número final, sino que el modelo está aprendiendo características estructurales de las imágenes sin etiquetas.</text:h>
      <text:h text:style-name="P47" text:outline-level="2"><text:span text:style-name="T32">c. ¿Se mejoran los resultados obtenidos en los ejercicios anteriores?</text:span></text:h>
      <text:p text:style-name="P34">Rotundamente no. De hecho, el rendimiento ha caído en picado comparado con los modelos anteriores. <text:span text:style-name="T29">Probablemente la causa sea que e</text:span>l modelo está <text:span text:style-name="T29">más centrado en el reconstruir píxeles (decoding)</text:span> que se ha olvidado <text:span text:style-name="T29">de clasificar bien.</text:span></text:p>
      <text:h text:style-name="P48" text:outline-level="2">d. ¿Qué conclusiones sacas de los resultados?</text:h>
      <text:p text:style-name="P49"><text:span text:style-name="T33">La tarea de reconstruir imágenes (MSE) y la de clasificar 100 </text:span><text:span text:style-name="T34">clases</text:span><text:span text:style-name="T33"> (Crossentropy) están compitiendo entre sí. </text:span><text:span text:style-name="T34">El decode</text:span><text:span text:style-name="T33">r </text:span><text:span text:style-name="T34">probablemente </text:span><text:span text:style-name="T33">está </text:span><text:span text:style-name="T34">acaparando todo</text:span><text:span text:style-name="T33"> el gradiente. </text:span><text:span text:style-name="T34">Que el modelo sea multitarea nos está haciendo más mal que bien.</text:span></text:p>
      <text:p text:style-name="P49"><text:span text:style-name="T33"/></text:p>
      <text:p text:style-name="P49"><text:soft-page-break/><text:span text:style-name="T34">Puede ser que a</text:span><text:span text:style-name="T33">l meter tantos datos sin etiquetas con peso cero en la clasificación, el </text:span><text:span text:style-name="Source_20_Text"><text:span text:style-name="T5">BatchNormalization</text:span></text:span><text:span text:style-name="T33"> está calculando estadísticas de media y varianza </text:span><text:span text:style-name="T34">que acaban “ensuciando” al modelo</text:span><text:span text:style-name="T33">.</text:span></text:p>
      <text:p text:style-name="P34"><text:span text:style-name="T35">En conclusión, creemos que la tarea</text:span> de reconstrucción <text:span text:style-name="T35">(decoding)</text:span> ha actuado como un distractor en lugar de como un apoyo <text:span text:style-name="T35">para nuestro clasificador.</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30T12:15:46.438748000</meta:creation-date>
    <dc:date>2026-04-10T15:38:07.137915600</dc:date>
    <meta:editing-duration>PT5H48M4S</meta:editing-duration>
    <meta:editing-cycles>10</meta:editing-cycles>
    <meta:generator>LibreOffice/25.8.5.2$Windows_X86_64 LibreOffice_project/9c8b85f387cc00a89945a79c9e6239f32e450ac2</meta:generator>
    <meta:document-statistic meta:table-count="0" meta:image-count="0" meta:object-count="0" meta:page-count="6" meta:paragraph-count="76" meta:word-count="1347" meta:character-count="8760" meta:non-whitespace-character-count="7498"/>
  </office:meta>
</office:document-meta>
</file>